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aktura číslo: </text:p>
          </table:table-cell>
          <table:covered-table-cell/>
          <table:table-cell table:style-name="ce2" office:value-type="float" office:value="2018012" calcext:value-type="float">
            <text:p>2018012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odavatel: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Odběratel: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mana Klimešová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Poslanecký klub Piráti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uklicova 29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370 04 České Budějovice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Sněmovní 176/4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Česká republika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11826 Praha 1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IČ: 71585737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Bankovní spojení: 278690632/0300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není plátce DPH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latební podmínky:</text:p>
          </table:table-cell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3" office:value-type="date" office:date-value="2018-06-29" calcext:value-type="date" table:number-columns-spanned="3" table:number-rows-spanned="1">
            <text:p>29.06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Forma úhrady: </text:p>
          </table:table-cell>
          <table:covered-table-cell/>
          <table:table-cell table:style-name="ce2" office:value-type="string" calcext:value-type="string" table:number-columns-spanned="2" table:number-rows-spanned="1">
            <text:p>bankovním převodem</text:p>
          </table:table-cell>
          <table:covered-table-cell table:style-name="Default"/>
        </table:table-row>
        <table:table-row table:style-name="ro1">
          <table:table-cell table:style-name="ce3" office:value-type="date" office:date-value="2018-07-14" calcext:value-type="date" table:number-columns-spanned="3" table:number-rows-spanned="1">
            <text:p>14.07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Variabilní symbol: </text:p>
          </table:table-cell>
          <table:covered-table-cell/>
          <table:table-cell table:style-name="ce2" office:value-type="float" office:value="2018012" calcext:value-type="float" table:number-columns-spanned="2" table:number-rows-spanned="1">
            <text:p>2018012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Fakturuji Vám provedené administrativní práce <text:s/>pro Poslanecký klub Piráti 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služba</text:p>
          </table:table-cell>
          <table:covered-table-cell table:number-columns-repeated="2"/>
          <table:table-cell table:style-name="ce2" office:value-type="string" calcext:value-type="string">
            <text:p>cena za jednotku (Kč)</text:p>
          </table:table-cell>
          <table:table-cell table:style-name="ce2" office:value-type="string" calcext:value-type="string">
            <text:p>jednotka</text:p>
          </table:table-cell>
          <table:table-cell table:style-name="ce2" office:value-type="string" calcext:value-type="string">
            <text:p>počet jednotek</text:p>
          </table:table-cell>
          <table:table-cell table:style-name="ce2" office:value-type="string" calcext:value-type="string">
            <text:p>cena (Kč)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asistentské služby</text:p>
          </table:table-cell>
          <table:covered-table-cell table:number-columns-repeated="2"/>
          <table:table-cell table:style-name="ce4" office:value-type="string" calcext:value-type="string">
            <text:p>25.000</text:p>
          </table:table-cell>
          <table:table-cell table:style-name="ce2" office:value-type="string" calcext:value-type="string">
            <text:p>měsíc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style-name="ce2" office:value-type="string" calcext:value-type="string">
            <text:p>SOUČET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elkem k úhradě:</text:p>
          </table:table-cell>
          <table:covered-table-cell/>
          <table:covered-table-cell table:style-name="Default"/>
          <table:table-cell table:style-name="ce2" office:value-type="string" calcext:value-type="string">
            <text:p>25.000</text:p>
          </table:table-cell>
          <table:table-cell table:style-name="ce2" office:value-type="string" calcext:value-type="string">
            <text:p>Kč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asistent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Poslanecký klub 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omana Klimešová 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.00.0000</text:date>, <text:time style:data-style-name="N2" text:time-value="13:56:45.23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%Jmeno% KlimesovaR</meta:initial-creator>
    <meta:creation-date>2017-11-30T12:47:22.406000000</meta:creation-date>
    <dc:date>2018-06-27T13:58:10.801000000</dc:date>
    <dc:creator>%Jmeno% KlimesovaR</dc:creator>
    <meta:editing-duration>PT19M38S</meta:editing-duration>
    <meta:editing-cycles>9</meta:editing-cycles>
    <meta:generator>LibreOffice/4.3.5.2$Windows_x86 LibreOffice_project/cda283309eaebb72f0cff92f3b10cd579a31d710</meta:generator>
    <meta:printed-by>%Jmeno% KlimesovaR</meta:printed-by>
    <meta:print-date>2018-04-26T16:55:40.372000000</meta:print-date>
    <meta:document-statistic meta:table-count="1" meta:cell-count="40" meta:object-count="0"/>
  </office:meta>
</office:document-meta>
</file>